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6.522cm" table:align="left"/>
    </style:style>
    <style:style style:name="Tableau1.A" style:family="table-column">
      <style:table-column-properties style:column-width="3.612cm"/>
    </style:style>
    <style:style style:name="Tableau1.B" style:family="table-column">
      <style:table-column-properties style:column-width="9.275cm"/>
    </style:style>
    <style:style style:name="Tableau1.C" style:family="table-column">
      <style:table-column-properties style:column-width="3.635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5.339cm" table:align="left"/>
    </style:style>
    <style:style style:name="Tableau2.A" style:family="table-column">
      <style:table-column-properties style:column-width="5.525cm"/>
    </style:style>
    <style:style style:name="Tableau2.B" style:family="table-column">
      <style:table-column-properties style:column-width="5.255cm"/>
    </style:style>
    <style:style style:name="Tableau2.C" style:family="table-column">
      <style:table-column-properties style:column-width="4.56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16.736cm" table:align="left"/>
    </style:style>
    <style:style style:name="Tableau3.A" style:family="table-column">
      <style:table-column-properties style:column-width="6.692cm"/>
    </style:style>
    <style:style style:name="Tableau3.B" style:family="table-column">
      <style:table-column-properties style:column-width="5.405cm"/>
    </style:style>
    <style:style style:name="Tableau3.C" style:family="table-column">
      <style:table-column-properties style:column-width="4.639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16.395cm" table:align="left"/>
    </style:style>
    <style:style style:name="Tableau4.A" style:family="table-column">
      <style:table-column-properties style:column-width="5.211cm"/>
    </style:style>
    <style:style style:name="Tableau4.B" style:family="table-column">
      <style:table-column-properties style:column-width="4.83cm"/>
    </style:style>
    <style:style style:name="Tableau4.C" style:family="table-column">
      <style:table-column-properties style:column-width="6.355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0.465cm" table:align="left"/>
    </style:style>
    <style:style style:name="Tableau5.A" style:family="table-column">
      <style:table-column-properties style:column-width="2.387cm"/>
    </style:style>
    <style:style style:name="Tableau5.B" style:family="table-column">
      <style:table-column-properties style:column-width="5.461cm"/>
    </style:style>
    <style:style style:name="Tableau5.C" style:family="table-column">
      <style:table-column-properties style:column-width="2.61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17.304cm" table:align="left"/>
    </style:style>
    <style:style style:name="Tableau6.A" style:family="table-column">
      <style:table-column-properties style:column-width="5.013cm"/>
    </style:style>
    <style:style style:name="Tableau6.B" style:family="table-column">
      <style:table-column-properties style:column-width="6.452cm"/>
    </style:style>
    <style:style style:name="Tableau6.C" style:family="table-column">
      <style:table-column-properties style:column-width="5.838cm"/>
    </style:style>
    <style:style style:name="Tableau6.A1" style:family="table-cell">
      <style:table-cell-properties style:vertical-align="middle" fo:padding="0.049cm" fo:border="none"/>
    </style:style>
    <style:style style:name="Tableau7" style:family="table">
      <style:table-properties style:width="12.472cm" table:align="left"/>
    </style:style>
    <style:style style:name="Tableau7.A" style:family="table-column">
      <style:table-column-properties style:column-width="4.424cm"/>
    </style:style>
    <style:style style:name="Tableau7.B" style:family="table-column">
      <style:table-column-properties style:column-width="5.512cm"/>
    </style:style>
    <style:style style:name="Tableau7.C" style:family="table-column">
      <style:table-column-properties style:column-width="2.536cm"/>
    </style:style>
    <style:style style:name="Tableau7.A1" style:family="table-cell">
      <style:table-cell-properties style:vertical-align="middle" fo:padding="0.049cm" fo:border="none"/>
    </style:style>
    <style:style style:name="Tableau8" style:family="table">
      <style:table-properties style:width="10.236cm" table:align="left"/>
    </style:style>
    <style:style style:name="Tableau8.A" style:family="table-column">
      <style:table-column-properties style:column-width="1.554cm"/>
    </style:style>
    <style:style style:name="Tableau8.B" style:family="table-column">
      <style:table-column-properties style:column-width="6.135cm"/>
    </style:style>
    <style:style style:name="Tableau8.C" style:family="table-column">
      <style:table-column-properties style:column-width="2.547cm"/>
    </style:style>
    <style:style style:name="Tableau8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Table_20_Heading">
      <style:text-properties fo:font-size="10pt" style:font-size-asian="10pt" style:font-size-complex="10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81cd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📘 </text:span><text:span text:style-name="Source_20_Text"><text:span text:style-name="Strong_20_Emphasis">Vocabulaire du noyau (Version 2025 — Mise à jour complète)</text:span></text:span></text:h>
      <text:p text:style-name="Text_20_body"><text:span text:style-name="Emphasis">(Document destiné aux concepteurs de skins, développeurs du moteur et intégrateurs Kafka)</text:span></text:p>
      <text:p text:style-name="Horizontal_20_Line"/>
      <text:h text:style-name="Heading_20_1" text:outline-level="1">1. Vue d’ensemble</text:h>
      <text:p text:style-name="Text_20_body">Un <text:span text:style-name="Strong_20_Emphasis">skin</text:span> est une configuration complète (sous forme de dict Python) enregistrée via :</text:p>
      <text:p text:style-name="P1"><text:span text:style-name="Source_20_Text">from services.cabinet.moteur.config_loader import register_skin</text:span></text:p>
      <text:p text:style-name="P3"/>
      <text:p text:style-name="P3"><text:span text:style-name="Source_20_Text">register_skin("nom_du_skin", {</text:span></text:p>
      <text:p text:style-name="P3"><text:span text:style-name="Source_20_Text"><text:s text:c="3"/>... <text:s/># config</text:span></text:p>
      <text:p text:style-name="P4"><text:span text:style-name="Source_20_Text">})</text:span></text:p>
      <text:p text:style-name="Text_20_body">Il décrit :</text:p>
      <text:list text:style-name="L1">
        <text:list-item>
          <text:p text:style-name="P7"><text:span text:style-name="Strong_20_Emphasis">l’état initial du pays</text:span> (axes, économie, capital collectif, opposition) ;</text:p>
        </text:list-item>
        <text:list-item>
          <text:p text:style-name="P7"><text:span text:style-name="Strong_20_Emphasis">les cartes</text:span> jouables (mesures, amendements, procédures) ;</text:p>
        </text:list-item>
        <text:list-item>
          <text:p text:style-name="P7"><text:span text:style-name="Strong_20_Emphasis">les événements “monde”</text:span> tirés à chaque tour ;</text:p>
        </text:list-item>
        <text:list-item>
          <text:p text:style-name="P7"><text:span text:style-name="Strong_20_Emphasis">le cycle des sous-phases</text:span> (monde → conseil → vote → amendements → exécution → analyse → clôture) ;</text:p>
        </text:list-item>
        <text:list-item>
          <text:p text:style-name="P7"><text:span text:style-name="Strong_20_Emphasis">les signaux de règles</text:span> associés à chaque sous-phase.</text:p>
        </text:list-item>
      </text:list>
      <text:p text:style-name="Text_20_body">Le loader :</text:p>
      <text:list text:style-name="L2">
        <text:list-item>
          <text:p text:style-name="P8">normalise et valide le contenu ;</text:p>
        </text:list-item>
        <text:list-item>
          <text:p text:style-name="P8">instancie un <text:span text:style-name="Source_20_Text">Etat</text:span> complètement cohérent ;</text:p>
        </text:list-item>
        <text:list-item>
          <text:p text:style-name="P8">charge dynamiquement le module <text:span text:style-name="Source_20_Text">regles</text:span> du skin ;</text:p>
        </text:list-item>
        <text:list-item>
          <text:p text:style-name="P8">initialise les decks (cartes et événements).</text:p>
        </text:list-item>
      </text:list>
      <text:p text:style-name="Horizontal_20_Line"/>
      <text:h text:style-name="Heading_20_1" text:outline-level="1">2. Structure d’un skin moderne</text:h>
      <text:p text:style-name="Text_20_body">Un skin complet comprend généralement :</text:p>
      <text:p text:style-name="P1"><text:span text:style-name="Source_20_Text">register_skin("nom", {</text:span></text:p>
      <text:p text:style-name="P3"><text:span text:style-name="Source_20_Text"><text:s text:c="4"/>"axes": [...],</text:span></text:p>
      <text:p text:style-name="P3"><text:span text:style-name="Source_20_Text"><text:s text:c="4"/>"economie": {...},</text:span></text:p>
      <text:p text:style-name="P3"><text:span text:style-name="Source_20_Text"><text:s text:c="4"/>"capital_init": 2,</text:span></text:p>
      <text:p text:style-name="P3"><text:span text:style-name="Source_20_Text"><text:s text:c="4"/>"capital_collectif_init": 0,</text:span></text:p>
      <text:p text:style-name="P3"><text:span text:style-name="Source_20_Text"><text:s text:c="4"/>"opposition_init": {...},</text:span></text:p>
      <text:p text:style-name="P3"><text:span text:style-name="Source_20_Text"><text:s text:c="4"/>"main_init": 3,</text:span></text:p>
      <text:p text:style-name="P3"><text:span text:style-name="Source_20_Text"><text:s text:c="4"/>"cartes": [...],</text:span></text:p>
      <text:p text:style-name="P3"><text:soft-page-break/><text:span text:style-name="Source_20_Text"><text:s text:c="4"/>"events": [...],</text:span></text:p>
      <text:p text:style-name="P3"><text:span text:style-name="Source_20_Text"><text:s text:c="4"/>"phases_tour": [...],</text:span></text:p>
      <text:p text:style-name="P3"><text:span text:style-name="Source_20_Text"><text:s text:c="4"/>"phases_signals": {...},</text:span></text:p>
      <text:p text:style-name="P4"><text:span text:style-name="Source_20_Text">})</text:span></text:p>
      <text:p text:style-name="Horizontal_20_Line"/>
      <text:h text:style-name="Heading_20_1" text:outline-level="1">2.1 Les axes</text:h>
      <text:p text:style-name="Text_20_body">Format moderne :</text:p>
      <text:p text:style-name="P1"><text:span text:style-name="Source_20_Text">"axes": [</text:span></text:p>
      <text:p text:style-name="P3"><text:span text:style-name="Source_20_Text"><text:s text:c="4"/>{"id": "social", "valeur_init": 4, "seuil_crise": 8, "poids": 1.2},</text:span></text:p>
      <text:p text:style-name="P3"><text:span text:style-name="Source_20_Text"><text:s text:c="4"/>{"id": "economique", "valeur_init": 5, "seuil_crise": 9, "poids": 1.0},</text:span></text:p>
      <text:p text:style-name="P3"><text:span text:style-name="Source_20_Text"><text:s text:c="4"/>{"id": "environnement", "valeur_init": 4, "seuil_crise": 8, "poids": 1.3},</text:span></text:p>
      <text:p text:style-name="P3"><text:span text:style-name="Source_20_Text"><text:s text:c="4"/>{"id": "institutionnel", "valeur_init": 3, "seuil_crise": 7, "poids": 1.4}</text:span></text:p>
      <text:p text:style-name="P4"><text:span text:style-name="Source_20_Text">]</text:span></text:p>
      <text:p text:style-name="Text_20_body">L’axe est géré par une dataclass interne :</text:p>
      <text:list text:style-name="L3">
        <text:list-item>
          <text:p text:style-name="P9"><text:span text:style-name="Source_20_Text">valeur</text:span> encadre l’état du pays ;</text:p>
        </text:list-item>
        <text:list-item>
          <text:p text:style-name="P9"><text:span text:style-name="Source_20_Text">seuil_crise</text:span> détermine la perte immédiate ;</text:p>
        </text:list-item>
        <text:list-item>
          <text:p text:style-name="P9"><text:span text:style-name="Source_20_Text">poids</text:span> intervient dans les calculs d’analyse T700 ;</text:p>
        </text:list-item>
        <text:list-item>
          <text:p text:style-name="P9">les commandes D100 (<text:span text:style-name="Source_20_Text">axes.delta</text:span>, <text:span text:style-name="Source_20_Text">axes.set</text:span>) pilotent ces valeurs.</text:p>
        </text:list-item>
      </text:list>
      <text:p text:style-name="Horizontal_20_Line"/>
      <text:h text:style-name="Heading_20_1" text:outline-level="1">2.2 Économie</text:h>
      <text:p text:style-name="Text_20_body">Modèle moderne :</text:p>
      <text:p text:style-name="P1"><text:span text:style-name="Source_20_Text">"economie": {</text:span></text:p>
      <text:p text:style-name="P3"><text:span text:style-name="Source_20_Text"><text:s text:c="4"/>"taux_impot_part": 0.18,</text:span></text:p>
      <text:p text:style-name="P3"><text:span text:style-name="Source_20_Text"><text:s text:c="4"/>"taux_impot_ent": 0.22,</text:span></text:p>
      <text:p text:style-name="P3"><text:span text:style-name="Source_20_Text"><text:s text:c="4"/>"taux_redevances": 0.06,</text:span></text:p>
      <text:p text:style-name="P3"><text:span text:style-name="Source_20_Text"><text:s text:c="4"/>"taux_interet": 0.03,</text:span></text:p>
      <text:p text:style-name="P3"><text:span text:style-name="Source_20_Text"><text:s text:c="4"/>"base_part": 1000,</text:span></text:p>
      <text:p text:style-name="P3"><text:span text:style-name="Source_20_Text"><text:s text:c="4"/>"base_ent": 1200,</text:span></text:p>
      <text:p text:style-name="P3"><text:span text:style-name="Source_20_Text"><text:s text:c="4"/>"base_ressources": 400,</text:span></text:p>
      <text:p text:style-name="P3"><text:span text:style-name="Source_20_Text"><text:s text:c="4"/>"depenses_postes": {</text:span></text:p>
      <text:p text:style-name="P3"><text:span text:style-name="Source_20_Text"><text:s text:c="8"/>"sante": 600,</text:span></text:p>
      <text:p text:style-name="P3"><text:span text:style-name="Source_20_Text"><text:s text:c="8"/>"education": 500,</text:span></text:p>
      <text:p text:style-name="P3"><text:span text:style-name="Source_20_Text"><text:s text:c="8"/>"defense": 300,</text:span></text:p>
      <text:p text:style-name="P3"><text:span text:style-name="Source_20_Text"><text:s text:c="8"/>"infrastructures": 300,</text:span></text:p>
      <text:p text:style-name="P3"><text:span text:style-name="Source_20_Text"><text:s text:c="8"/>"environnement": 250</text:span></text:p>
      <text:p text:style-name="P3"><text:span text:style-name="Source_20_Text"><text:s text:c="4"/>},</text:span></text:p>
      <text:p text:style-name="P3"><text:span text:style-name="Source_20_Text"><text:s text:c="4"/>"dette": 10000,</text:span></text:p>
      <text:p text:style-name="P3"><text:span text:style-name="Source_20_Text"><text:s text:c="4"/>"capacite_max": 2,</text:span></text:p>
      <text:p text:style-name="P3"><text:span text:style-name="Source_20_Text"><text:s text:c="4"/>"efficience": 0.9</text:span></text:p>
      <text:p text:style-name="P4"><text:span text:style-name="Source_20_Text">}</text:span></text:p>
      <text:p text:style-name="Text_20_body">Les commandes pertinentes :</text:p>
      <text:list text:style-name="L4">
        <text:list-item>
          <text:p text:style-name="P10"><text:soft-page-break/><text:span text:style-name="Source_20_Text">eco.delta_recettes</text:span></text:p>
        </text:list-item>
        <text:list-item>
          <text:p text:style-name="P10"><text:span text:style-name="Source_20_Text">eco.delta_depenses</text:span></text:p>
        </text:list-item>
        <text:list-item>
          <text:p text:style-name="P10"><text:span text:style-name="Source_20_Text">eco.delta_dette</text:span></text:p>
        </text:list-item>
        <text:list-item>
          <text:p text:style-name="P10"><text:span text:style-name="Source_20_Text">eco.set_taux</text:span></text:p>
        </text:list-item>
      </text:list>
      <text:p text:style-name="Text_20_body">Toutes sont aujourd’hui pleinement intégrées.</text:p>
      <text:p text:style-name="Horizontal_20_Line"/>
      <text:h text:style-name="Heading_20_1" text:outline-level="1">2.3 Capital collectif &amp; opposition</text:h>
      <text:p text:style-name="Text_20_body">Le noyau utilise :</text:p>
      <text:p text:style-name="P1"><text:span text:style-name="Source_20_Text">"capital_collectif_init": 0,</text:span></text:p>
      <text:p text:style-name="P3"><text:span text:style-name="Source_20_Text">"opposition_init": {</text:span></text:p>
      <text:p text:style-name="P3"><text:span text:style-name="Source_20_Text"><text:s text:c="4"/>"capital": 0,</text:span></text:p>
      <text:p text:style-name="P3"><text:span text:style-name="Source_20_Text"><text:s text:c="4"/>"adhesion": 0</text:span></text:p>
      <text:p text:style-name="P4"><text:span text:style-name="Source_20_Text">}</text:span></text:p>
      <text:p text:style-name="Text_20_body">Le moteur gère :</text:p>
      <text:list text:style-name="L5">
        <text:list-item>
          <text:p text:style-name="P11"><text:span text:style-name="Source_20_Text">capital_collectif.delta</text:span></text:p>
        </text:list-item>
        <text:list-item>
          <text:p text:style-name="P11"><text:span text:style-name="Source_20_Text">capital_collectif.set</text:span></text:p>
        </text:list-item>
        <text:list-item>
          <text:p text:style-name="P11"><text:span text:style-name="Source_20_Text">opposition.capital.delta</text:span></text:p>
        </text:list-item>
        <text:list-item>
          <text:p text:style-name="P11"><text:span text:style-name="Source_20_Text">opposition.data.delta</text:span> (adhésion, crédibilité publique, etc.)</text:p>
        </text:list-item>
      </text:list>
      <text:p text:style-name="Text_20_body">L’opposition est désormais un <text:span text:style-name="Strong_20_Emphasis">acteur systémique doté de missions</text:span>.</text:p>
      <text:p text:style-name="Horizontal_20_Line"/>
      <text:h text:style-name="Heading_20_1" text:outline-level="1">2.4 La main initiale</text:h>
      <text:p text:style-name="P2"><text:span text:style-name="Source_20_Text">"main_init": 3</text:span></text:p>
      <text:p text:style-name="Text_20_body">Chaque joueur reçoit <text:span text:style-name="Source_20_Text">main_init</text:span> cartes en début de tour (phase monde), selon les règles du skin.</text:p>
      <text:p text:style-name="Horizontal_20_Line"/>
      <text:h text:style-name="Heading_20_1" text:outline-level="1">3. Les cartes</text:h>
      <text:p text:style-name="Text_20_body">Trois types principaux :</text:p>
      <text:h text:style-name="Heading_20_3" text:outline-level="3"><text:span text:style-name="Strong_20_Emphasis">mesure</text:span></text:h>
      <text:p text:style-name="Text_20_body">→ intégrée au programme du cabinet.</text:p>
      <text:h text:style-name="Heading_20_3" text:outline-level="3"><text:soft-page-break/><text:span text:style-name="Strong_20_Emphasis">amendement</text:span></text:h>
      <text:p text:style-name="Text_20_body">→ agit sur le programme après le vote.</text:p>
      <text:h text:style-name="Heading_20_3" text:outline-level="3"><text:span text:style-name="Strong_20_Emphasis">procedure</text:span></text:h>
      <text:p text:style-name="Text_20_body">→ s'exécute immédiatement, hors programme.</text:p>
      <text:h text:style-name="Heading_20_3" text:outline-level="3"><text:span text:style-name="Strong_20_Emphasis">evenement</text:span></text:h>
      <text:p text:style-name="Text_20_body">→ réservé aux cartes de la pioche “monde”.</text:p>
      <text:p text:style-name="Horizontal_20_Line"/>
      <text:h text:style-name="Heading_20_2" text:outline-level="2">3.1 Format d’une carte</text:h>
      <text:p text:style-name="P1"><text:span text:style-name="Source_20_Text">{</text:span></text:p>
      <text:p text:style-name="P3"><text:span text:style-name="Source_20_Text"><text:s text:c="4"/>"id": "MES-001",</text:span></text:p>
      <text:p text:style-name="P3"><text:span text:style-name="Source_20_Text"><text:s text:c="4"/>"nom": "Investissement en santé",</text:span></text:p>
      <text:p text:style-name="P3"><text:span text:style-name="Source_20_Text"><text:s text:c="4"/>"type": "mesure",</text:span></text:p>
      <text:p text:style-name="P3"><text:span text:style-name="Source_20_Text"><text:s text:c="4"/>"cout_cp": 1,</text:span></text:p>
      <text:p text:style-name="P3"><text:span text:style-name="Source_20_Text"><text:s text:c="4"/>"commandes": [</text:span></text:p>
      <text:p text:style-name="P3"><text:span text:style-name="Source_20_Text"><text:s text:c="8"/>{"op": "axes.delta", "axe": "social", "delta": +1},</text:span></text:p>
      <text:p text:style-name="P3"><text:span text:style-name="Source_20_Text"><text:s text:c="8"/>{"op": "eco.delta_depenses", "postes": {"sante": 1}}</text:span></text:p>
      <text:p text:style-name="P3"><text:span text:style-name="Source_20_Text"><text:s text:c="4"/>],</text:span></text:p>
      <text:p text:style-name="P3"><text:span text:style-name="Source_20_Text"><text:s text:c="4"/>"copies": 4</text:span></text:p>
      <text:p text:style-name="P4"><text:span text:style-name="Source_20_Text">}</text:span></text:p>
      <text:p text:style-name="Text_20_body"><text:span text:style-name="Source_20_Text">commandes</text:span> est le format moderne recommandé.</text:p>
      <text:p text:style-name="Horizontal_20_Line"/>
      <text:h text:style-name="Heading_20_1" text:outline-level="1">4. Les événements monde</text:h>
      <text:p text:style-name="Text_20_body">Format moderne :</text:p>
      <text:p text:style-name="P1"><text:span text:style-name="Source_20_Text">{</text:span></text:p>
      <text:p text:style-name="P3"><text:span text:style-name="Source_20_Text"><text:s text:c="4"/>"id": "EVT-001",</text:span></text:p>
      <text:p text:style-name="P3"><text:span text:style-name="Source_20_Text"><text:s text:c="4"/>"type": "evenement",</text:span></text:p>
      <text:p text:style-name="P3"><text:span text:style-name="Source_20_Text"><text:s text:c="4"/>"commandes": [</text:span></text:p>
      <text:p text:style-name="P3"><text:span text:style-name="Source_20_Text"><text:s text:c="8"/>{"op": "axes.delta", "axe": "economique", "delta": -2},</text:span></text:p>
      <text:p text:style-name="P3"><text:span text:style-name="Source_20_Text"><text:s text:c="8"/>{"op": "journal", "payload": {"message": "Crise énergétique mondiale."}}</text:span></text:p>
      <text:p text:style-name="P3"><text:span text:style-name="Source_20_Text"><text:s text:c="4"/>]</text:span></text:p>
      <text:p text:style-name="P4"><text:span text:style-name="Source_20_Text">}</text:span></text:p>
      <text:p text:style-name="Text_20_body">Les événements :</text:p>
      <text:list text:style-name="L6">
        <text:list-item>
          <text:p text:style-name="P12">modifient axes / économie / capital politique ;</text:p>
        </text:list-item>
        <text:list-item>
          <text:p text:style-name="P12">alimentent la narration du tour ;</text:p>
        </text:list-item>
        <text:list-item>
          <text:p text:style-name="P12">affectent les missions de l’opposition.</text:p>
        </text:list-item>
      </text:list>
      <text:p text:style-name="Text_20_body">Le moteur utilise :</text:p>
      <text:list text:style-name="L7">
        <text:list-item>
          <text:p text:style-name="P13"><text:soft-page-break/><text:span text:style-name="Source_20_Text">evt.piocher</text:span> (interne)</text:p>
        </text:list-item>
        <text:list-item>
          <text:p text:style-name="P13"><text:span text:style-name="Source_20_Text">evt.executer</text:span> (interne)</text:p>
        </text:list-item>
        <text:list-item>
          <text:p text:style-name="P13"><text:span text:style-name="Source_20_Text">evt.clore</text:span> (commandable au besoin)</text:p>
        </text:list-item>
      </text:list>
      <text:p text:style-name="Horizontal_20_Line"/>
      <text:h text:style-name="Heading_20_1" text:outline-level="1">5. Phases et signaux de règles</text:h>
      <text:p text:style-name="Text_20_body">Boucle standard :</text:p>
      <text:p text:style-name="P1"><text:span text:style-name="Source_20_Text">"phases_tour": [</text:span></text:p>
      <text:p text:style-name="P3"><text:span text:style-name="Source_20_Text"><text:s text:c="4"/>"monde",</text:span></text:p>
      <text:p text:style-name="P3"><text:span text:style-name="Source_20_Text"><text:s text:c="4"/>"cabinet",</text:span></text:p>
      <text:p text:style-name="P3"><text:span text:style-name="Source_20_Text"><text:s text:c="4"/>"vote",</text:span></text:p>
      <text:p text:style-name="P3"><text:span text:style-name="Source_20_Text"><text:s text:c="4"/>"amendements",</text:span></text:p>
      <text:p text:style-name="P3"><text:span text:style-name="Source_20_Text"><text:s text:c="4"/>"execution",</text:span></text:p>
      <text:p text:style-name="P3"><text:span text:style-name="Source_20_Text"><text:s text:c="4"/>"analyse",</text:span></text:p>
      <text:p text:style-name="P3"><text:span text:style-name="Source_20_Text"><text:s text:c="4"/>"cloture"</text:span></text:p>
      <text:p text:style-name="P4"><text:span text:style-name="Source_20_Text">]</text:span></text:p>
      <text:p text:style-name="Text_20_body">Chaque sous-phase est associée à un signal <text:span text:style-name="Source_20_Text">regles</text:span> :</text:p>
      <text:p text:style-name="P1"><text:span text:style-name="Source_20_Text">"phases_signals": {</text:span></text:p>
      <text:p text:style-name="P3"><text:span text:style-name="Source_20_Text"><text:s text:c="4"/>"monde": "on_start_monde",</text:span></text:p>
      <text:p text:style-name="P3"><text:span text:style-name="Source_20_Text"><text:s text:c="4"/>"cabinet": "on_conseil",</text:span></text:p>
      <text:p text:style-name="P3"><text:span text:style-name="Source_20_Text"><text:s text:c="4"/>"vote": "on_vote_programme",</text:span></text:p>
      <text:p text:style-name="P3"><text:span text:style-name="Source_20_Text"><text:s text:c="4"/>"amendements": "on_amendements",</text:span></text:p>
      <text:p text:style-name="P3"><text:span text:style-name="Source_20_Text"><text:s text:c="4"/>"execution": "on_execution_programme",</text:span></text:p>
      <text:p text:style-name="P3"><text:span text:style-name="Source_20_Text"><text:s text:c="4"/>"analyse": "on_analyse",</text:span></text:p>
      <text:p text:style-name="P3"><text:span text:style-name="Source_20_Text"><text:s text:c="4"/>"cloture": "on_cloture_tour"</text:span></text:p>
      <text:p text:style-name="P4"><text:span text:style-name="Source_20_Text">}</text:span></text:p>
      <text:p text:style-name="Text_20_body">Les signaux sont implémentés dans <text:span text:style-name="Source_20_Text">regles.py</text:span> du skin.</text:p>
      <text:p text:style-name="Horizontal_20_Line"/>
      <text:h text:style-name="Heading_20_1" text:outline-level="1"><text:span text:style-name="T2">6. </text:span>🧩 AIDE-MÉMOIRE DES OPÉRATIONS DE L’ÉTAT</text:h>
      <text:h text:style-name="Heading_20_2" text:outline-level="2">1️⃣ <text:span text:style-name="Strong_20_Emphasis">AXES &amp; ÉCONOMIE (D100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>Op</text:p>
            </table:table-cell>
            <table:table-cell table:style-name="Tableau1.A1" office:value-type="string">
              <text:p text:style-name="Table_20_Heading">Effet</text:p>
            </table:table-cell>
            <table:table-cell table:style-name="Tableau1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1.A1" office:value-type="string">
            <text:p text:style-name="Table_20_Contents"><text:span text:style-name="Strong_20_Emphasis">axes.delta</text:span></text:p>
          </table:table-cell>
          <table:table-cell table:style-name="Tableau1.A1" office:value-type="string">
            <text:p text:style-name="Table_20_Contents">Modifie la valeur d’un axe (+/-)</text:p>
          </table:table-cell>
          <table:table-cell table:style-name="Tableau1.A1" office:value-type="string">
            <text:p text:style-name="Table_20_Contents">axe, delta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xes.set</text:span></text:p>
          </table:table-cell>
          <table:table-cell table:style-name="Tableau1.A1" office:value-type="string">
            <text:p text:style-name="Table_20_Contents">Fixe directement la valeur d’un axe</text:p>
          </table:table-cell>
          <table:table-cell table:style-name="Tableau1.A1" office:value-type="string">
            <text:p text:style-name="Table_20_Contents">axe, valeur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axes.poids.set</text:span></text:p>
          </table:table-cell>
          <table:table-cell table:style-name="Tableau1.A1" office:value-type="string">
            <text:p text:style-name="Table_20_Contents">Change le poids d’un axe</text:p>
          </table:table-cell>
          <table:table-cell table:style-name="Tableau1.A1" office:value-type="string">
            <text:p text:style-name="Table_20_Contents">axe, poids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delta_recettes</text:span></text:p>
          </table:table-cell>
          <table:table-cell table:style-name="Tableau1.A1" office:value-type="string">
            <text:p text:style-name="Table_20_Contents">Ajuste des postes de recettes</text:p>
          </table:table-cell>
          <table:table-cell table:style-name="Tableau1.A1" office:value-type="string">
            <text:p text:style-name="Table_20_Contents">postes {nom: delta}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delta_depenses</text:span></text:p>
          </table:table-cell>
          <table:table-cell table:style-name="Tableau1.A1" office:value-type="string">
            <text:p text:style-name="Table_20_Contents">Ajuste des postes de dépenses</text:p>
          </table:table-cell>
          <table:table-cell table:style-name="Tableau1.A1" office:value-type="string">
            <text:p text:style-name="Table_20_Contents">postes {nom: delta}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delta_dette</text:span></text:p>
          </table:table-cell>
          <table:table-cell table:style-name="Tableau1.A1" office:value-type="string">
            <text:p text:style-name="Table_20_Contents">Augmente / réduit la dette</text:p>
          </table:table-cell>
          <table:table-cell table:style-name="Tableau1.A1" office:value-type="string">
            <text:p text:style-name="Table_20_Contents">montant</text:p>
          </table:table-cell>
        </table:table-row>
        <table:table-row>
          <table:table-cell table:style-name="Tableau1.A1" office:value-type="string">
            <text:p text:style-name="Table_20_Contents"><text:span text:style-name="Strong_20_Emphasis">eco.set_taux</text:span></text:p>
          </table:table-cell>
          <table:table-cell table:style-name="Tableau1.A1" office:value-type="string">
            <text:p text:style-name="Table_20_Contents">Modifie un ou plusieurs taux (y compris taux_interet)</text:p>
          </table:table-cell>
          <table:table-cell table:style-name="Tableau1.A1" office:value-type="string">
            <text:p text:style-name="Table_20_Contents">taux {clé: valeur}</text:p>
          </table:table-cell>
        </table:table-row>
      </table:table>
      <text:p text:style-name="Horizontal_20_Line"/>
      <text:h text:style-name="Heading_20_2" text:outline-level="2"><text:soft-page-break/>2️⃣ <text:span text:style-name="Strong_20_Emphasis">JOUEURS (D200)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Table_20_Heading">Op</text:p>
            </table:table-cell>
            <table:table-cell table:style-name="Tableau2.A1" office:value-type="string">
              <text:p text:style-name="Table_20_Heading">Effet</text:p>
            </table:table-cell>
            <table:table-cell table:style-name="Tableau2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2.A1" office:value-type="string">
            <text:p text:style-name="Table_20_Contents"><text:span text:style-name="Strong_20_Emphasis">joueur.capital.delta</text:span></text:p>
          </table:table-cell>
          <table:table-cell table:style-name="Tableau2.A1" office:value-type="string">
            <text:p text:style-name="Table_20_Contents">Ajuste le capital politique</text:p>
          </table:table-cell>
          <table:table-cell table:style-name="Tableau2.A1" office:value-type="string">
            <text:p text:style-name="Table_20_Contents">joueur_id, delta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capital.set</text:span></text:p>
          </table:table-cell>
          <table:table-cell table:style-name="Tableau2.A1" office:value-type="string">
            <text:p text:style-name="Table_20_Contents">Fixe un capital politique</text:p>
          </table:table-cell>
          <table:table-cell table:style-name="Tableau2.A1" office:value-type="string">
            <text:p text:style-name="Table_20_Contents">joueur_id, val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piocher</text:span></text:p>
          </table:table-cell>
          <table:table-cell table:style-name="Tableau2.A1" office:value-type="string">
            <text:p text:style-name="Table_20_Contents">Le joueur pioche n cartes</text:p>
          </table:table-cell>
          <table:table-cell table:style-name="Tableau2.A1" office:value-type="string">
            <text:p text:style-name="Table_20_Contents">joueur_id, nb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defausser_choix</text:span></text:p>
          </table:table-cell>
          <table:table-cell table:style-name="Tableau2.A1" office:value-type="string">
            <text:p text:style-name="Table_20_Contents">Défausse des cartes choisies</text:p>
          </table:table-cell>
          <table:table-cell table:style-name="Tableau2.A1" office:value-type="string">
            <text:p text:style-name="Table_20_Contents">joueur_id, cartes[]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defausser_hasard</text:span></text:p>
          </table:table-cell>
          <table:table-cell table:style-name="Tableau2.A1" office:value-type="string">
            <text:p text:style-name="Table_20_Contents">Défausse des cartes aléatoires</text:p>
          </table:table-cell>
          <table:table-cell table:style-name="Tableau2.A1" office:value-type="string">
            <text:p text:style-name="Table_20_Contents">joueur_id, nb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attention.delta</text:span></text:p>
          </table:table-cell>
          <table:table-cell table:style-name="Tableau2.A1" office:value-type="string">
            <text:p text:style-name="Table_20_Contents">Modifie l’attention dispo</text:p>
          </table:table-cell>
          <table:table-cell table:style-name="Tableau2.A1" office:value-type="string">
            <text:p text:style-name="Table_20_Contents">joueur_id, delta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attention.set</text:span></text:p>
          </table:table-cell>
          <table:table-cell table:style-name="Tableau2.A1" office:value-type="string">
            <text:p text:style-name="Table_20_Contents">Fixe l’attention dispo</text:p>
          </table:table-cell>
          <table:table-cell table:style-name="Tableau2.A1" office:value-type="string">
            <text:p text:style-name="Table_20_Contents">joueur_id, valeu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reset_attention</text:span></text:p>
          </table:table-cell>
          <table:table-cell table:style-name="Tableau2.A1" office:value-type="string">
            <text:p text:style-name="Table_20_Contents">Reset à attention_max</text:p>
          </table:table-cell>
          <table:table-cell table:style-name="Tableau2.A1" office:value-type="string">
            <text:p text:style-name="Table_20_Contents">joueur_id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jouer_carte</text:span></text:p>
          </table:table-cell>
          <table:table-cell table:style-name="Tableau2.A1" office:value-type="string">
            <text:p text:style-name="Table_20_Contents">Joue et applique la carte</text:p>
          </table:table-cell>
          <table:table-cell table:style-name="Tableau2.A1" office:value-type="string">
            <text:p text:style-name="Table_20_Contents">joueur_id, carte_id, …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.set</text:span></text:p>
          </table:table-cell>
          <table:table-cell table:style-name="Tableau2.A1" office:value-type="string">
            <text:p text:style-name="Table_20_Contents">Enregistre le vote</text:p>
          </table:table-cell>
          <table:table-cell table:style-name="Tableau2.A1" office:value-type="string">
            <text:p text:style-name="Table_20_Contents">joueur_id, valeur (1/0/-1)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.retirer</text:span></text:p>
          </table:table-cell>
          <table:table-cell table:style-name="Tableau2.A1" office:value-type="string">
            <text:p text:style-name="Table_20_Contents">Retire un vote</text:p>
          </table:table-cell>
          <table:table-cell table:style-name="Tableau2.A1" office:value-type="string">
            <text:p text:style-name="Table_20_Contents">joueur_id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_poids.delta</text:span></text:p>
          </table:table-cell>
          <table:table-cell table:style-name="Tableau2.A1" office:value-type="string">
            <text:p text:style-name="Table_20_Contents">Ajuste le poids du vote</text:p>
          </table:table-cell>
          <table:table-cell table:style-name="Tableau2.A1" office:value-type="string">
            <text:p text:style-name="Table_20_Contents">joueur_id, delta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vote_droit.set</text:span></text:p>
          </table:table-cell>
          <table:table-cell table:style-name="Tableau2.A1" office:value-type="string">
            <text:p text:style-name="Table_20_Contents">Active/désactive droit de vote</text:p>
          </table:table-cell>
          <table:table-cell table:style-name="Tableau2.A1" office:value-type="string">
            <text:p text:style-name="Table_20_Contents">joueur_id, peut_voter</text:p>
          </table:table-cell>
        </table:table-row>
        <table:table-row>
          <table:table-cell table:style-name="Tableau2.A1" office:value-type="string">
            <text:p text:style-name="Table_20_Contents"><text:span text:style-name="Strong_20_Emphasis">joueur.demission_fracassante</text:span></text:p>
          </table:table-cell>
          <table:table-cell table:style-name="Tableau2.A1" office:value-type="string">
            <text:p text:style-name="Table_20_Contents">Gère départ + remplaçant</text:p>
          </table:table-cell>
          <table:table-cell table:style-name="Tableau2.A1" office:value-type="string">
            <text:p text:style-name="Table_20_Contents">joueur_id, mode</text:p>
          </table:table-cell>
        </table:table-row>
      </table:table>
      <text:p text:style-name="Horizontal_20_Line"/>
      <text:h text:style-name="Heading_20_2" text:outline-level="2">3️⃣ <text:span text:style-name="Strong_20_Emphasis">ATTENTES / PHASES (D600)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Op</text:p>
            </table:table-cell>
            <table:table-cell table:style-name="Tableau3.A1" office:value-type="string">
              <text:p text:style-name="Table_20_Heading">Effet</text:p>
            </table:table-cell>
            <table:table-cell table:style-name="Tableau3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3.A1" office:value-type="string">
            <text:p text:style-name="Table_20_Contents"><text:span text:style-name="Strong_20_Emphasis">phase.set</text:span></text:p>
          </table:table-cell>
          <table:table-cell table:style-name="Tableau3.A1" office:value-type="string">
            <text:p text:style-name="Table_20_Contents">Change la sous-phase</text:p>
          </table:table-cell>
          <table:table-cell table:style-name="Tableau3.A1" office:value-type="string">
            <text:p text:style-name="Table_20_Contents">sous_phase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tour.increment</text:span></text:p>
          </table:table-cell>
          <table:table-cell table:style-name="Tableau3.A1" office:value-type="string">
            <text:p text:style-name="Table_20_Contents">+1 au numéro de tour</text:p>
          </table:table-cell>
          <table:table-cell table:style-name="Tableau3.A1" office:value-type="string">
            <text:p text:style-name="Table_20_Contents">—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artie.terminer</text:span></text:p>
          </table:table-cell>
          <table:table-cell table:style-name="Tableau3.A1" office:value-type="string">
            <text:p text:style-name="Table_20_Contents">Termine la partie</text:p>
          </table:table-cell>
          <table:table-cell table:style-name="Tableau3.A1" office:value-type="string">
            <text:p text:style-name="Table_20_Contents">raison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partie.joueur_quitte_definitivement</text:span></text:p>
          </table:table-cell>
          <table:table-cell table:style-name="Tableau3.A1" office:value-type="string">
            <text:p text:style-name="Table_20_Contents">Journalisation sortie joueur</text:p>
          </table:table-cell>
          <table:table-cell table:style-name="Tableau3.A1" office:value-type="string">
            <text:p text:style-name="Table_20_Contents">joueur_id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otif.broadcast</text:span></text:p>
          </table:table-cell>
          <table:table-cell table:style-name="Tableau3.A1" office:value-type="string">
            <text:p text:style-name="Table_20_Contents">Envoi notif globale</text:p>
          </table:table-cell>
          <table:table-cell table:style-name="Tableau3.A1" office:value-type="string">
            <text:p text:style-name="Table_20_Contents">code, payload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notif.joueur</text:span></text:p>
          </table:table-cell>
          <table:table-cell table:style-name="Tableau3.A1" office:value-type="string">
            <text:p text:style-name="Table_20_Contents">Envoi notif ciblée</text:p>
          </table:table-cell>
          <table:table-cell table:style-name="Tableau3.A1" office:value-type="string">
            <text:p text:style-name="Table_20_Contents">joueur_id, code, payload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ttente.joueurs</text:span></text:p>
          </table:table-cell>
          <table:table-cell table:style-name="Tableau3.A1" office:value-type="string">
            <text:p text:style-name="Table_20_Contents">Ouvre une nouvelle attente</text:p>
          </table:table-cell>
          <table:table-cell table:style-name="Tableau3.A1" office:value-type="string">
            <text:p text:style-name="Table_20_Contents">type, joueurs[], procedure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ttente.joueur_recu</text:span></text:p>
          </table:table-cell>
          <table:table-cell table:style-name="Tableau3.A1" office:value-type="string">
            <text:p text:style-name="Table_20_Contents">Marque la réponse d’un joueur</text:p>
          </table:table-cell>
          <table:table-cell table:style-name="Tableau3.A1" office:value-type="string">
            <text:p text:style-name="Table_20_Contents">joueur_id, type</text:p>
          </table:table-cell>
        </table:table-row>
        <table:table-row>
          <table:table-cell table:style-name="Tableau3.A1" office:value-type="string">
            <text:p text:style-name="Table_20_Contents"><text:span text:style-name="Strong_20_Emphasis">attente.terminer</text:span></text:p>
          </table:table-cell>
          <table:table-cell table:style-name="Tableau3.A1" office:value-type="string">
            <text:p text:style-name="Table_20_Contents">Ferme l’attente</text:p>
          </table:table-cell>
          <table:table-cell table:style-name="Tableau3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4️⃣ <text:span text:style-name="Strong_20_Emphasis">DECKS &amp; ÉCHANGES (D300)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>
            <table:table-cell table:style-name="Tableau4.A1" office:value-type="string">
              <text:p text:style-name="Table_20_Heading">Op</text:p>
            </table:table-cell>
            <table:table-cell table:style-name="Tableau4.A1" office:value-type="string">
              <text:p text:style-name="Table_20_Heading">Effet</text:p>
            </table:table-cell>
            <table:table-cell table:style-name="Tableau4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4.A1" office:value-type="string">
            <text:p text:style-name="Table_20_Contents"><text:span text:style-name="Strong_20_Emphasis">deck.defausser_main</text:span></text:p>
          </table:table-cell>
          <table:table-cell table:style-name="Tableau4.A1" office:value-type="string">
            <text:p text:style-name="Table_20_Contents">Défausse toute la main</text:p>
          </table:table-cell>
          <table:table-cell table:style-name="Tableau4.A1" office:value-type="string">
            <text:p text:style-name="Table_20_Contents">joueur_id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melanger</text:span></text:p>
          </table:table-cell>
          <table:table-cell table:style-name="Tableau4.A1" office:value-type="string">
            <text:p text:style-name="Table_20_Contents">Mélange la pioche</text:p>
          </table:table-cell>
          <table:table-cell table:style-name="Tableau4.A1" office:value-type="string">
            <text:p text:style-name="Table_20_Contents">—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echanger_joueurs</text:span></text:p>
          </table:table-cell>
          <table:table-cell table:style-name="Tableau4.A1" office:value-type="string">
            <text:p text:style-name="Table_20_Contents">Échange intégral des mains</text:p>
          </table:table-cell>
          <table:table-cell table:style-name="Tableau4.A1" office:value-type="string">
            <text:p text:style-name="Table_20_Contents">joueur_a, joueur_b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echange_carte_hasard</text:span></text:p>
          </table:table-cell>
          <table:table-cell table:style-name="Tableau4.A1" office:value-type="string">
            <text:p text:style-name="Table_20_Contents">Échange cartes au hasard</text:p>
          </table:table-cell>
          <table:table-cell table:style-name="Tableau4.A1" office:value-type="string">
            <text:p text:style-name="Table_20_Contents">joueur_a, joueur_b, nb</text:p>
          </table:table-cell>
        </table:table-row>
        <table:table-row>
          <table:table-cell table:style-name="Tableau4.A1" office:value-type="string">
            <text:p text:style-name="Table_20_Contents"><text:span text:style-name="Strong_20_Emphasis">deck.echange_carte_choix</text:span></text:p>
          </table:table-cell>
          <table:table-cell table:style-name="Tableau4.A1" office:value-type="string">
            <text:p text:style-name="Table_20_Contents">Échange cartes choisies</text:p>
          </table:table-cell>
          <table:table-cell table:style-name="Tableau4.A1" office:value-type="string">
            <text:p text:style-name="Table_20_Contents">joueur_a, joueur_b, carte_a, carte_b</text:p>
          </table:table-cell>
        </table:table-row>
      </table:table>
      <text:p text:style-name="Horizontal_20_Line"/>
      <text:h text:style-name="Heading_20_2" text:outline-level="2"><text:soft-page-break/>5️⃣ <text:span text:style-name="Strong_20_Emphasis">ÉVÉNEMENTS MONDIAUX (D400)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Table_20_Heading">Op</text:p>
            </table:table-cell>
            <table:table-cell table:style-name="Tableau5.A1" office:value-type="string">
              <text:p text:style-name="Table_20_Heading">Effet</text:p>
            </table:table-cell>
            <table:table-cell table:style-name="Tableau5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5.A1" office:value-type="string">
            <text:p text:style-name="Table_20_Contents"><text:span text:style-name="Strong_20_Emphasis">evt.piocher</text:span></text:p>
          </table:table-cell>
          <table:table-cell table:style-name="Tableau5.A1" office:value-type="string">
            <text:p text:style-name="Table_20_Contents">Tire et exécute des événements</text:p>
          </table:table-cell>
          <table:table-cell table:style-name="Tableau5.A1" office:value-type="string">
            <text:p text:style-name="Table_20_Contents">nombre ou nb</text:p>
          </table:table-cell>
        </table:table-row>
        <table:table-row>
          <table:table-cell table:style-name="Tableau5.A1" office:value-type="string">
            <text:p text:style-name="Table_20_Contents"><text:span text:style-name="Strong_20_Emphasis">evt.executer</text:span></text:p>
          </table:table-cell>
          <table:table-cell table:style-name="Tableau5.A1" office:value-type="string">
            <text:p text:style-name="Table_20_Contents">Exécute l’événement courant</text:p>
          </table:table-cell>
          <table:table-cell table:style-name="Tableau5.A1" office:value-type="string">
            <text:p text:style-name="Table_20_Contents">—</text:p>
          </table:table-cell>
        </table:table-row>
      </table:table>
      <text:p text:style-name="Horizontal_20_Line"/>
      <text:h text:style-name="Heading_20_2" text:outline-level="2">6️⃣ <text:span text:style-name="Strong_20_Emphasis">PROGRAMME (D500)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Op</text:p>
            </table:table-cell>
            <table:table-cell table:style-name="Tableau6.A1" office:value-type="string">
              <text:p text:style-name="Table_20_Heading">Effet</text:p>
            </table:table-cell>
            <table:table-cell table:style-name="Tableau6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6.A1" office:value-type="string">
            <text:p text:style-name="Table_20_Contents"><text:span text:style-name="Strong_20_Emphasis">programme.engager_carte</text:span></text:p>
          </table:table-cell>
          <table:table-cell table:style-name="Tableau6.A1" office:value-type="string">
            <text:p text:style-name="Table_20_Contents">Engage une carte dans le programme</text:p>
          </table:table-cell>
          <table:table-cell table:style-name="Tableau6.A1" office:value-type="string">
            <text:p text:style-name="Table_20_Contents">joueur_id, carte_id, params, type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retirer_carte</text:span></text:p>
          </table:table-cell>
          <table:table-cell table:style-name="Tableau6.A1" office:value-type="string">
            <text:p text:style-name="Table_20_Contents">Retire une carte engagée</text:p>
          </table:table-cell>
          <table:table-cell table:style-name="Tableau6.A1" office:value-type="string">
            <text:p text:style-name="Table_20_Contents">uid / carte_id / joueur_id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rejeter</text:span></text:p>
          </table:table-cell>
          <table:table-cell table:style-name="Tableau6.A1" office:value-type="string">
            <text:p text:style-name="Table_20_Contents">Rend cartes + rembourse attention</text:p>
          </table:table-cell>
          <table:table-cell table:style-name="Tableau6.A1" office:value-type="string">
            <text:p text:style-name="Table_20_Contents">—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reset</text:span></text:p>
          </table:table-cell>
          <table:table-cell table:style-name="Tableau6.A1" office:value-type="string">
            <text:p text:style-name="Table_20_Contents">Défausse les cartes exécutées + reset</text:p>
          </table:table-cell>
          <table:table-cell table:style-name="Tableau6.A1" office:value-type="string">
            <text:p text:style-name="Table_20_Contents">—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intention.set</text:span></text:p>
          </table:table-cell>
          <table:table-cell table:style-name="Tableau6.A1" office:value-type="string">
            <text:p text:style-name="Table_20_Contents">Enregistre intention globale</text:p>
          </table:table-cell>
          <table:table-cell table:style-name="Tableau6.A1" office:value-type="string">
            <text:p text:style-name="Table_20_Contents">intention</text:p>
          </table:table-cell>
        </table:table-row>
        <table:table-row>
          <table:table-cell table:style-name="Tableau6.A1" office:value-type="string">
            <text:p text:style-name="Table_20_Contents"><text:span text:style-name="Strong_20_Emphasis">programme.verdict.set</text:span></text:p>
          </table:table-cell>
          <table:table-cell table:style-name="Tableau6.A1" office:value-type="string">
            <text:p text:style-name="Table_20_Contents">Fixe verdict (adopté ou non)</text:p>
          </table:table-cell>
          <table:table-cell table:style-name="Tableau6.A1" office:value-type="string">
            <text:p text:style-name="Table_20_Contents">adopte</text:p>
          </table:table-cell>
        </table:table-row>
      </table:table>
      <text:p text:style-name="Horizontal_20_Line"/>
      <text:h text:style-name="Heading_20_2" text:outline-level="2">7️⃣ <text:span text:style-name="Strong_20_Emphasis">ANALYSE / CAPITAL COLLECTIF / OPPOSITION (D700)</text:span>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header-rows>
          <table:table-row>
            <table:table-cell table:style-name="Tableau7.A1" office:value-type="string">
              <text:p text:style-name="Table_20_Heading">Op</text:p>
            </table:table-cell>
            <table:table-cell table:style-name="Tableau7.A1" office:value-type="string">
              <text:p text:style-name="Table_20_Heading">Effet</text:p>
            </table:table-cell>
            <table:table-cell table:style-name="Tableau7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7.A1" office:value-type="string">
            <text:p text:style-name="Table_20_Contents"><text:span text:style-name="Strong_20_Emphasis">capital_collectif.delta</text:span></text:p>
          </table:table-cell>
          <table:table-cell table:style-name="Tableau7.A1" office:value-type="string">
            <text:p text:style-name="Table_20_Contents">Ajoute un delta au capital col.</text:p>
          </table:table-cell>
          <table:table-cell table:style-name="Tableau7.A1" office:value-type="string">
            <text:p text:style-name="Table_20_Contents">delta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capital_collectif.set</text:span></text:p>
          </table:table-cell>
          <table:table-cell table:style-name="Tableau7.A1" office:value-type="string">
            <text:p text:style-name="Table_20_Contents">Fixe valeur</text:p>
          </table:table-cell>
          <table:table-cell table:style-name="Tableau7.A1" office:value-type="string">
            <text:p text:style-name="Table_20_Contents">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capital.delta</text:span></text:p>
          </table:table-cell>
          <table:table-cell table:style-name="Tableau7.A1" office:value-type="string">
            <text:p text:style-name="Table_20_Contents">Ajuste le capital de l'oppo</text:p>
          </table:table-cell>
          <table:table-cell table:style-name="Tableau7.A1" office:value-type="string">
            <text:p text:style-name="Table_20_Contents">delta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capital.set</text:span></text:p>
          </table:table-cell>
          <table:table-cell table:style-name="Tableau7.A1" office:value-type="string">
            <text:p text:style-name="Table_20_Contents">Fixe valeur</text:p>
          </table:table-cell>
          <table:table-cell table:style-name="Tableau7.A1" office:value-type="string">
            <text:p text:style-name="Table_20_Contents">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analyse.data.set</text:span></text:p>
          </table:table-cell>
          <table:table-cell table:style-name="Tableau7.A1" office:value-type="string">
            <text:p text:style-name="Table_20_Contents">Fixe une donnée d’analyse</text:p>
          </table:table-cell>
          <table:table-cell table:style-name="Tableau7.A1" office:value-type="string">
            <text:p text:style-name="Table_20_Contents">cle, 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analyse.data.delta</text:span></text:p>
          </table:table-cell>
          <table:table-cell table:style-name="Tableau7.A1" office:value-type="string">
            <text:p text:style-name="Table_20_Contents">Modifie une donnée numérique</text:p>
          </table:table-cell>
          <table:table-cell table:style-name="Tableau7.A1" office:value-type="string">
            <text:p text:style-name="Table_20_Contents">cle, delta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data.set</text:span></text:p>
          </table:table-cell>
          <table:table-cell table:style-name="Tableau7.A1" office:value-type="string">
            <text:p text:style-name="Table_20_Contents">Fixe donnée custom</text:p>
          </table:table-cell>
          <table:table-cell table:style-name="Tableau7.A1" office:value-type="string">
            <text:p text:style-name="Table_20_Contents">cle, valeur</text:p>
          </table:table-cell>
        </table:table-row>
        <table:table-row>
          <table:table-cell table:style-name="Tableau7.A1" office:value-type="string">
            <text:p text:style-name="Table_20_Contents"><text:span text:style-name="Strong_20_Emphasis">opposition.data.delta</text:span></text:p>
          </table:table-cell>
          <table:table-cell table:style-name="Tableau7.A1" office:value-type="string">
            <text:p text:style-name="Table_20_Contents">Modifie donnée custom</text:p>
          </table:table-cell>
          <table:table-cell table:style-name="Tableau7.A1" office:value-type="string">
            <text:p text:style-name="Table_20_Contents">cle, delta</text:p>
          </table:table-cell>
        </table:table-row>
      </table:table>
      <text:p text:style-name="Horizontal_20_Line"/>
      <text:h text:style-name="Heading_20_2" text:outline-level="2">8️⃣ <text:span text:style-name="Strong_20_Emphasis">JOURNALISATION (D800)</text:span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Table_20_Heading">Op</text:p>
            </table:table-cell>
            <table:table-cell table:style-name="Tableau8.A1" office:value-type="string">
              <text:p text:style-name="Table_20_Heading">Effet</text:p>
            </table:table-cell>
            <table:table-cell table:style-name="Tableau8.A1" office:value-type="string">
              <text:p text:style-name="Table_20_Heading">Champs clés</text:p>
            </table:table-cell>
          </table:table-row>
        </table:table-header-rows>
        <table:table-row>
          <table:table-cell table:style-name="Tableau8.A1" office:value-type="string">
            <text:p text:style-name="Table_20_Contents"><text:span text:style-name="Strong_20_Emphasis">journal</text:span></text:p>
          </table:table-cell>
          <table:table-cell table:style-name="Tableau8.A1" office:value-type="string">
            <text:p text:style-name="Table_20_Contents">Ajoute une entrée dans l’historique</text:p>
          </table:table-cell>
          <table:table-cell table:style-name="Tableau8.A1" office:value-type="string">
            <text:p text:style-name="Table_20_Contents">type, payload</text:p>
          </table:table-cell>
        </table:table-row>
      </table:table>
      <text:p text:style-name="Text_20_body"/>
      <text:h text:style-name="Heading_20_1" text:outline-level="1">7. Analyse T700 (nouvelle étape)</text:h>
      <text:p text:style-name="Text_20_body">La phase <text:span text:style-name="Source_20_Text">analyse</text:span> :</text:p>
      <text:list text:style-name="L8">
        <text:list-item>
          <text:p text:style-name="P14">génère un <text:span text:style-name="Strong_20_Emphasis">score des axes</text:span>,</text:p>
        </text:list-item>
        <text:list-item>
          <text:p text:style-name="P14">compare l’évolution des valeurs vs tour précédent,</text:p>
        </text:list-item>
        <text:list-item>
          <text:p text:style-name="P14"><text:soft-page-break/>évalue le <text:span text:style-name="Strong_20_Emphasis">solde économique</text:span>,</text:p>
        </text:list-item>
        <text:list-item>
          <text:p text:style-name="P14">applique les <text:span text:style-name="Strong_20_Emphasis">delta_cabinet</text:span> et <text:span text:style-name="Strong_20_Emphasis">delta_opposition</text:span>,</text:p>
        </text:list-item>
        <text:list-item>
          <text:p text:style-name="P14">génère les <text:span text:style-name="Strong_20_Emphasis">missions de l’opposition</text:span>,</text:p>
        </text:list-item>
        <text:list-item>
          <text:p text:style-name="P14">journalise l’état du pays (« Institut de statistique »).</text:p>
        </text:list-item>
      </text:list>
      <text:p text:style-name="Horizontal_20_Line"/>
      <text:h text:style-name="Heading_20_1" text:outline-level="1">8. État : checklist pour un skin complet</text:h>
      <text:list text:style-name="L9">
        <text:list-item>
          <text:p text:style-name="P15"><text:span text:style-name="Strong_20_Emphasis">Axes</text:span> bien définis</text:p>
        </text:list-item>
        <text:list-item>
          <text:p text:style-name="P15"><text:span text:style-name="Strong_20_Emphasis">Économie</text:span> cohérente</text:p>
        </text:list-item>
        <text:list-item>
          <text:p text:style-name="P15"><text:span text:style-name="Strong_20_Emphasis">Cartes</text:span> avec <text:span text:style-name="Source_20_Text">commandes</text:span></text:p>
        </text:list-item>
        <text:list-item>
          <text:p text:style-name="P15"><text:span text:style-name="Strong_20_Emphasis">Événements monde</text:span> structurés</text:p>
        </text:list-item>
        <text:list-item>
          <text:p text:style-name="P15"><text:span text:style-name="Strong_20_Emphasis">Main initiale</text:span></text:p>
        </text:list-item>
        <text:list-item>
          <text:p text:style-name="P15"><text:span text:style-name="Strong_20_Emphasis">Capital collectif &amp; opposition</text:span></text:p>
        </text:list-item>
        <text:list-item>
          <text:p text:style-name="P15"><text:span text:style-name="Strong_20_Emphasis">Phases_tour + phases_signals</text:span></text:p>
        </text:list-item>
        <text:list-item>
          <text:p text:style-name="P15"><text:span text:style-name="Strong_20_Emphasis">Règles (regles.py)</text:span> cohérentes</text:p>
        </text:list-item>
        <text:list-item>
          <text:p text:style-name="P15"><text:span text:style-name="Strong_20_Emphasis">Enregistrement via register_skin</text:span></text:p>
        </text:list-item>
      </text:list>
      <text:p text:style-name="Horizontal_20_Line"/>
      <text:h text:style-name="Heading_20_1" text:outline-level="1">9. Compatibilité moteur</text:h>
      <text:p text:style-name="Text_20_body">Ce vocabulaire est entièrement compatible avec :</text:p>
      <text:list text:style-name="L10">
        <text:list-item>
          <text:p text:style-name="P16"><text:span text:style-name="Source_20_Text">etat.py</text:span> (mutations D001)</text:p>
        </text:list-item>
        <text:list-item>
          <text:p text:style-name="P16"><text:span text:style-name="Source_20_Text">manager.py</text:span> (actions joueur)</text:p>
        </text:list-item>
        <text:list-item>
          <text:p text:style-name="P16">les règles par skin</text:p>
        </text:list-item>
        <text:list-item>
          <text:p text:style-name="P16">le TUI et les producteurs Kafka</text:p>
        </text:list-item>
        <text:list-item>
          <text:p text:style-name="P16">les scripts backend actuels</text:p>
        </text:list-item>
      </text:list>
      <text:p text:style-name="Horizontal_20_Line"/>
      <text:h text:style-name="Heading_20_1" text:outline-level="1">10. Conclusion</text:h>
      <text:p text:style-name="Text_20_body">Ce document est désormais :</text:p>
      <text:list text:style-name="L11">
        <text:list-item>
          <text:p text:style-name="P17">synchronisé avec la <text:span text:style-name="Strong_20_Emphasis">version 2025 du moteur</text:span> ;</text:p>
        </text:list-item>
        <text:list-item>
          <text:p text:style-name="P17">précis, opérationnel, sans artefacts anciens ;</text:p>
        </text:list-item>
        <text:list-item>
          <text:p text:style-name="P17"><text:soft-page-break/>compatible avec les évolutions opposition / analyse / économie ;</text:p>
        </text:list-item>
        <text:list-item>
          <text:p text:style-name="P17">prêt à remplacer l’ODT original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6T19:58:26.592020962</meta:creation-date>
    <dc:date>2025-12-12T07:42:03.972012664</dc:date>
    <meta:editing-duration>P8DT4H34M29S</meta:editing-duration>
    <meta:editing-cycles>10</meta:editing-cycles>
    <meta:generator>LibreOffice/24.2.7.2$Linux_X86_64 LibreOffice_project/420$Build-2</meta:generator>
    <meta:print-date>2025-11-23T10:18:34.526620836</meta:print-date>
    <meta:document-statistic meta:table-count="8" meta:image-count="0" meta:object-count="0" meta:page-count="9" meta:paragraph-count="372" meta:word-count="1181" meta:character-count="8725" meta:non-whitespace-character-count="7672"/>
  </office:meta>
</office:document-meta>
</file>